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fo:padding="0.049cm" fo:border="0.06pt solid #e5e7eb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.049cm" fo:border="0.06pt solid #e5e7eb"/>
    </style:style>
    <style:style style:name="P3" style:family="paragraph" style:parent-style-name="Heading_20_2">
      <style:paragraph-properties fo:margin-left="0cm" fo:margin-right="0cm" fo:text-indent="0cm" style:auto-text-indent="false" fo:padding="0.049cm" fo:border="0.06pt solid #e5e7eb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="0.049cm" loext:border="0.06pt solid #000000"/>
    </style:style>
    <style:style style:name="P5" style:family="paragraph" style:parent-style-name="Text_20_body" style:list-style-name="L2">
      <style:paragraph-properties fo:margin-left="0cm" fo:margin-right="0cm" fo:text-indent="0cm" style:auto-text-indent="false" fo:padding="0.049cm" fo:border="0.06pt solid #e5e7e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000000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.049cm" loext:border="0.06pt solid #e5e7eb"/>
    </style:style>
    <style:style style:name="P8" style:family="paragraph" style:parent-style-name="Text_20_body" style:list-style-name="L3">
      <style:paragraph-properties fo:margin-left="0cm" fo:margin-right="0cm" fo:text-indent="0cm" style:auto-text-indent="false" fo:padding="0.049cm" fo:border="0.06pt solid #e5e7eb"/>
    </style:style>
    <style:style style:name="P9" style:family="paragraph" style:parent-style-name="Text_20_body" style:list-style-name="L4">
      <style:paragraph-properties fo:margin-left="0cm" fo:margin-right="0cm" fo:text-indent="0cm" style:auto-text-indent="false" fo:padding="0.049cm" fo:border="0.06pt solid #e5e7eb"/>
    </style:style>
    <style:style style:name="T1" style:family="text">
      <style:text-properties loext:padding="0.049cm" loext:border="0.06pt solid #e5e7eb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 stimare la RAM necessaria per eseguire il tuo comando Singularity con Gurobi, dobbiamo considerare la complessità del problema, che dipende principalmente da:</text:p>
      <text:list text:style-name="L1">
        <text:list-item>
          <text:p text:style-name="P2">Numero totale di nodi (host) nella topologia</text:p>
        </text:list-item>
        <text:list-item>
          <text:p text:style-name="P2">Numero di variabili e vincoli nel modello di ottimizzazione (che cresce almeno quadraticamente con il numero di nodi)</text:p>
        </text:list-item>
        <text:list-item>
          <text:p text:style-name="P2">Parametri come <text:span text:style-name="Source_20_Text"><text:span text:style-name="T1">num_epochs</text:span></text:span>, <text:span text:style-name="Source_20_Text"><text:span text:style-name="T1">num_chunks</text:span></text:span> che influiscono sulla dimensione del problema</text:p>
        </text:list-item>
      </text:list>
      <text:p text:style-name="Horizontal_20_Line"/>
      <text:h text:style-name="P3" text:outline-level="2"><text:bookmark text:name="calcolo-approssimativo-della-memoria-necessaria"/>Calcolo approssimativo della memoria necessaria</text:h>
      <text:h text:style-name="P3" text:outline-level="2">1. Calcolo numero totale di nodi</text:h>
      <text:p text:style-name="P4">nodi totali=num_groups×(leaf_routers+spine_routers)×hosts_per_router</text:p>
      <text:p text:style-name="P1">Nel tuo caso:</text:p>
      <text:list text:style-name="L2">
        <text:list-item>
          <text:p text:style-name="P5">num_groups = 4</text:p>
        </text:list-item>
        <text:list-item>
          <text:p text:style-name="P5">leaf_routers = 3</text:p>
        </text:list-item>
        <text:list-item>
          <text:p text:style-name="P5">spine_routers = 4</text:p>
        </text:list-item>
        <text:list-item>
          <text:p text:style-name="P5">hosts_per_router = 15</text:p>
        </text:list-item>
      </text:list>
      <text:p text:style-name="P6">nodi totali=4×(3+4)×15=4×7×15=420</text:p>
      <text:p text:style-name="Horizontal_20_Line"/>
      <text:h text:style-name="P3" text:outline-level="2">2. Complessità variabili</text:h>
      <text:p text:style-name="P1">Il numero di variabili e vincoli cresce approssimativamente con il quadrato del numero di nodi:</text:p>
      <text:p text:style-name="P6">variabili∼nodi totali2=4202=176,400</text:p>
      <text:p text:style-name="Horizontal_20_Line"/>
      <text:h text:style-name="P3" text:outline-level="2">3. Impatto di <text:span text:style-name="Source_20_Text"><text:span text:style-name="T1">num_epochs</text:span></text:span> e <text:span text:style-name="Source_20_Text"><text:span text:style-name="T1">num_chunks</text:span></text:span></text:h>
      <text:p text:style-name="P1">Il problema viene suddiviso in epoche e chunk, quindi la dimensione effettiva cresce:</text:p>
      <text:p text:style-name="P7">\text{dimensione effettiva} \sim \text{variabili} \times \text{num_epochss} \times \text{num_chunkss} = 176,400 \times 10 \times 8 = 14,112,000</text:p>
      <text:p text:style-name="Horizontal_20_Line"/>
      <text:h text:style-name="P3" text:outline-level="2"><text:soft-page-break/>4. Stima memoria</text:h>
      <text:p text:style-name="P1">Un modello MIP con ~14 milioni di variabili/vincoli può richiedere decine di GB di RAM. Indicativamente:</text:p>
      <text:list text:style-name="L3">
        <text:list-item>
          <text:p text:style-name="P8">Per ogni milione di variabili/vincoli, Gurobi può usare circa 1-2 GB di RAM (dipende dalla struttura e densità)</text:p>
        </text:list-item>
        <text:list-item>
          <text:p text:style-name="P8">Quindi:</text:p>
        </text:list-item>
      </text:list>
      <text:p text:style-name="P6">RAM stimata≈14×1.5 GB=21 GB (circa)</text:p>
      <text:p text:style-name="Horizontal_20_Line"/>
      <text:h text:style-name="P3" text:outline-level="2"><text:bookmark text:name="raccomandazione"/>Raccomandazione</text:h>
      <text:list text:style-name="L4">
        <text:list-item>
          <text:p text:style-name="P9">Richiedi almeno <text:span text:style-name="Strong_20_Emphasis"><text:span text:style-name="T1">24 GB di RAM</text:span></text:span> per sicurezza.</text:p>
        </text:list-item>
        <text:list-item>
          <text:p text:style-name="P9">Se il cluster supporta, puoi anche richiedere 32 GB per margine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8:49:24.257170638</meta:creation-date>
    <dc:date>2025-06-16T18:51:53.341270536</dc:date>
    <meta:editing-duration>PT2M32S</meta:editing-duration>
    <meta:editing-cycles>1</meta:editing-cycles>
    <meta:generator>LibreOffice/24.8.6.2$Linux_X86_64 LibreOffice_project/480$Build-2</meta:generator>
    <meta:document-statistic meta:table-count="0" meta:image-count="0" meta:object-count="0" meta:page-count="2" meta:paragraph-count="27" meta:word-count="217" meta:character-count="1492" meta:non-whitespace-character-count="1313"/>
  </office:meta>
</office:document-meta>
</file>